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9ec14" officeooo:paragraph-rsid="0019ec14"/>
    </style:style>
    <style:style style:name="P2" style:family="paragraph" style:parent-style-name="Standard">
      <style:text-properties officeooo:rsid="0019ec14" officeooo:paragraph-rsid="0019ec14"/>
    </style:style>
    <style:style style:name="P3" style:family="paragraph" style:parent-style-name="Standard">
      <style:text-properties officeooo:rsid="001a8cb9" officeooo:paragraph-rsid="001a8cb9"/>
    </style:style>
    <style:style style:name="T1" style:family="text">
      <style:text-properties style:text-position="super 58%"/>
    </style:style>
    <style:style style:name="T2" style:family="text">
      <style:text-properties officeooo:rsid="001b5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oichiro Oka</text:p>
      <text:p text:style-name="P1">TECH 1704</text:p>
      <text:p text:style-name="P1">April 7<text:span text:style-name="T1">th</text:span>, 2015</text:p>
      <text:p text:style-name="P1"/>
      <text:p text:style-name="P1">Final Project Proposal</text:p>
      <text:p text:style-name="P1"/>
      <text:p text:style-name="P1">Three dimensional Tic-Tac-Toe built on a cube of bi-color LED lamps and some other components connected to and controlled by an Arduino. </text:p>
      <text:p text:style-name="P1"/>
      <text:p text:style-name="P3">Arduino Mega x1</text:p>
      <text:p text:style-name="P3">Bi-color LED Lamp x27</text:p>
      <text:p text:style-name="P3">Button x1</text:p>
      <text:p text:style-name="P3">Piezo x1</text:p>
      <text:p text:style-name="P3">LCD Screen *1</text:p>
      <text:p text:style-name="P3"/>
      <text:p text:style-name="P3">$0.</text:p>
      <text:p text:style-name="P3"/>
      <text:p text:style-name="P3">4/09 Sanity Test</text:p>
      <text:p text:style-name="P3">4/13 <text:span text:style-name="T2">Cube Test</text:span></text:p>
      <text:p text:style-name="P3">4/16 <text:span text:style-name="T2">Button Test</text:span></text:p>
      <text:p text:style-name="P3">4/20 <text:span text:style-name="T2">Piezo Test</text:span></text:p>
      <text:p text:style-name="P3">4/23 <text:span text:style-name="T2">Screen Test</text:span></text:p>
      <text:p text:style-name="P3">4/27 Final Test</text:p>
      <text:p text:style-name="P3">4/30 Pres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imes New Roma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Times New Roman" style:font-family-asian="'Times New Roman'" style:font-family-generic-asian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Times New Roman" style:font-family-asian="'Times New Roman'" style:font-family-generic-asian="roman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Times New Roman" style:font-family-asian="'Times New Roman'" style:font-family-generic-asian="roman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0:53:12.919000000</meta:creation-date>
    <dc:date>2015-04-07T11:42:53.076000000</dc:date>
    <meta:editing-duration>PT1M34S</meta:editing-duration>
    <meta:editing-cycles>3</meta:editing-cycles>
    <meta:generator>LibreOffice/4.2.6.3$Windows_x86 LibreOffice_project/3fd416d4c6db7d3204c17ce57a1d70f6e531ee21</meta:generator>
    <meta:document-statistic meta:table-count="0" meta:image-count="0" meta:object-count="0" meta:page-count="1" meta:paragraph-count="18" meta:word-count="67" meta:character-count="374" meta:non-whitespace-character-count="324"/>
  </office:meta>
</office:document-meta>
</file>